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9979in" style:rel-column-width="18907*"/>
    </style:style>
    <style:style style:name="Table1.B" style:family="table-column">
      <style:table-column-properties style:column-width="4.9271in" style:rel-column-width="4662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10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paragraph-rsid="00021384"/>
    </style:style>
    <style:style style:name="P2" style:family="paragraph" style:parent-style-name="Text_20_body">
      <style:text-properties style:font-name="Cantarell" officeooo:rsid="00021384" officeooo:paragraph-rsid="00021384"/>
    </style:style>
    <style:style style:name="P3" style:family="paragraph" style:parent-style-name="Text_20_body">
      <style:text-properties style:font-name="Cantarell" officeooo:rsid="00021384" officeooo:paragraph-rsid="002e284f"/>
    </style:style>
    <style:style style:name="P4" style:family="paragraph" style:parent-style-name="Text_20_body">
      <style:text-properties style:font-name="Cantarell" officeooo:rsid="000fdee7" officeooo:paragraph-rsid="000fdee7"/>
    </style:style>
    <style:style style:name="P5" style:family="paragraph" style:parent-style-name="Text_20_body">
      <style:text-properties style:font-name="Cantarell" officeooo:rsid="000fdee7" officeooo:paragraph-rsid="00114ce7"/>
    </style:style>
    <style:style style:name="P6" style:family="paragraph" style:parent-style-name="Text_20_body">
      <style:text-properties style:font-name="Cantarell" officeooo:rsid="0014445e" officeooo:paragraph-rsid="0014445e"/>
    </style:style>
    <style:style style:name="P7" style:family="paragraph" style:parent-style-name="Text_20_body">
      <style:text-properties style:font-name="Cantarell" officeooo:rsid="0014445e" officeooo:paragraph-rsid="002e965c"/>
    </style:style>
    <style:style style:name="P8" style:family="paragraph" style:parent-style-name="Text_20_body">
      <style:text-properties style:font-name="Cantarell" officeooo:rsid="00151f09" officeooo:paragraph-rsid="00151f09"/>
    </style:style>
    <style:style style:name="P9" style:family="paragraph" style:parent-style-name="Text_20_body">
      <style:text-properties style:font-name="Cantarell" officeooo:rsid="00151f09" officeooo:paragraph-rsid="00170e27"/>
    </style:style>
    <style:style style:name="P10" style:family="paragraph" style:parent-style-name="Text_20_body">
      <style:text-properties style:font-name="Cantarell" officeooo:rsid="001a79f7" officeooo:paragraph-rsid="0014445e"/>
    </style:style>
    <style:style style:name="P11" style:family="paragraph" style:parent-style-name="Text_20_body">
      <style:text-properties style:font-name="Cantarell" officeooo:rsid="00145039" officeooo:paragraph-rsid="00145039"/>
    </style:style>
    <style:style style:name="P12" style:family="paragraph" style:parent-style-name="Text_20_body">
      <style:text-properties style:font-name="Cantarell" officeooo:paragraph-rsid="002e284f"/>
    </style:style>
    <style:style style:name="P13" style:family="paragraph" style:parent-style-name="Text_20_body">
      <style:text-properties officeooo:paragraph-rsid="000fdee7"/>
    </style:style>
    <style:style style:name="P14" style:family="paragraph" style:parent-style-name="Text_20_body">
      <style:text-properties officeooo:paragraph-rsid="0014445e"/>
    </style:style>
    <style:style style:name="P15" style:family="paragraph" style:parent-style-name="Text_20_body">
      <style:text-properties officeooo:paragraph-rsid="00145039"/>
    </style:style>
    <style:style style:name="P16" style:family="paragraph" style:parent-style-name="Text_20_body">
      <style:text-properties officeooo:paragraph-rsid="00151f09"/>
    </style:style>
    <style:style style:name="P17" style:family="paragraph" style:parent-style-name="Text_20_body">
      <style:text-properties officeooo:paragraph-rsid="00170e27"/>
    </style:style>
    <style:style style:name="P18" style:family="paragraph" style:parent-style-name="Text_20_body">
      <style:text-properties officeooo:paragraph-rsid="001a79f7"/>
    </style:style>
    <style:style style:name="P19" style:family="paragraph" style:parent-style-name="Text_20_body">
      <style:text-properties style:font-name="Source Code Pro Medium" officeooo:rsid="00033b0c" officeooo:paragraph-rsid="002e284f"/>
    </style:style>
    <style:style style:name="P20" style:family="paragraph" style:parent-style-name="Text_20_body">
      <style:text-properties officeooo:rsid="00021384" officeooo:paragraph-rsid="002e284f"/>
    </style:style>
    <style:style style:name="P21" style:family="paragraph" style:parent-style-name="Text_20_body">
      <style:text-properties officeooo:paragraph-rsid="002e284f"/>
    </style:style>
    <style:style style:name="P22" style:family="paragraph" style:parent-style-name="Text_20_body">
      <style:text-properties officeooo:paragraph-rsid="002e965c"/>
    </style:style>
    <style:style style:name="P23" style:family="paragraph" style:parent-style-name="Text_20_body">
      <style:text-properties officeooo:paragraph-rsid="00114ce7"/>
    </style:style>
    <style:style style:name="P24" style:family="paragraph" style:parent-style-name="Text_20_body">
      <style:text-properties officeooo:paragraph-rsid="002fd234"/>
    </style:style>
    <style:style style:name="P2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70e27" officeooo:paragraph-rsid="00170e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2e28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break-before="page"/>
      <style:text-properties officeooo:paragraph-rsid="001a79f7"/>
    </style:style>
    <style:style style:name="P30" style:family="paragraph" style:parent-style-name="Text_20_body">
      <style:paragraph-properties fo:break-before="page"/>
      <style:text-properties style:font-name="Cantarell" officeooo:rsid="001a79f7" officeooo:paragraph-rsid="0014445e"/>
    </style:style>
    <style:style style:name="P31" style:family="paragraph" style:parent-style-name="Text_20_body">
      <style:text-properties style:font-name="Cantarell" fo:font-size="14pt" fo:font-weight="bold" officeooo:rsid="000fdee7" officeooo:paragraph-rsid="00114ce7" style:font-size-asian="14pt" style:font-weight-asian="bold" style:font-size-complex="14pt" style:font-weight-complex="bold"/>
    </style:style>
    <style:style style:name="P32" style:family="paragraph" style:parent-style-name="Text_20_body">
      <style:text-properties style:font-name="Cantarell" fo:font-size="12pt" fo:font-weight="bold" officeooo:rsid="002fd234" officeooo:paragraph-rsid="002fd234" style:font-size-asian="12pt" style:font-weight-asian="bold" style:font-size-complex="12pt" style:font-weight-complex="bold"/>
    </style:style>
    <style:style style:name="P33" style:family="paragraph" style:parent-style-name="Text_20_body">
      <style:text-properties style:font-name="Cantarell" fo:font-size="12pt" fo:font-weight="normal" officeooo:rsid="002fd234" officeooo:paragraph-rsid="002fd234" style:font-size-asian="12pt" style:font-weight-asian="normal" style:font-size-complex="12pt" style:font-weight-complex="normal"/>
    </style:style>
    <style:style style:name="P34" style:family="paragraph" style:parent-style-name="Heading_20_1">
      <style:text-properties officeooo:paragraph-rsid="00021384"/>
    </style:style>
    <style:style style:name="P35" style:family="paragraph" style:parent-style-name="Heading_20_1">
      <style:text-properties officeooo:paragraph-rsid="00151f09"/>
    </style:style>
    <style:style style:name="P36" style:family="paragraph" style:parent-style-name="Heading_20_1">
      <style:text-properties officeooo:paragraph-rsid="00170e27"/>
    </style:style>
    <style:style style:name="T1" style:family="text">
      <style:text-properties style:font-name="Source Code Pro Medium" officeooo:rsid="00033b0c"/>
    </style:style>
    <style:style style:name="T2" style:family="text">
      <style:text-properties style:font-name="Source Code Pro Medium" fo:font-style="italic" officeooo:rsid="000fdee7" style:font-style-asian="italic" style:font-style-complex="italic"/>
    </style:style>
    <style:style style:name="T3" style:family="text">
      <style:text-properties style:font-name="Source Code Pro Medium" officeooo:rsid="000fdee7"/>
    </style:style>
    <style:style style:name="T4" style:family="text">
      <style:text-properties style:font-name="Source Code Pro Medium" officeooo:rsid="001ee487"/>
    </style:style>
    <style:style style:name="T5" style:family="text">
      <style:text-properties style:font-name="Source Code Pro Medium" officeooo:rsid="00225df4"/>
    </style:style>
    <style:style style:name="T6" style:family="text">
      <style:text-properties style:font-name="Source Code Pro Medium" fo:font-weight="bold" officeooo:rsid="00033b0c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21384" style:font-weight-asian="bold" style:font-weight-complex="bold"/>
    </style:style>
    <style:style style:name="T9" style:family="text">
      <style:text-properties fo:font-weight="bold" officeooo:rsid="000fdee7" style:font-weight-asian="bold" style:font-weight-complex="bold"/>
    </style:style>
    <style:style style:name="T10" style:family="text">
      <style:text-properties style:font-name="Cantarell"/>
    </style:style>
    <style:style style:name="T11" style:family="text">
      <style:text-properties style:font-name="Cantarell" fo:font-weight="bold" style:font-weight-asian="bold" style:font-weight-complex="bold"/>
    </style:style>
    <style:style style:name="T12" style:family="text">
      <style:text-properties style:font-name="Cantarell" fo:font-weight="bold" officeooo:rsid="00021384" style:font-weight-asian="bold" style:font-weight-complex="bold"/>
    </style:style>
    <style:style style:name="T13" style:family="text">
      <style:text-properties style:font-name="Cantarell" fo:font-weight="bold" officeooo:rsid="0014445e" style:font-weight-asian="bold" style:font-weight-complex="bold"/>
    </style:style>
    <style:style style:name="T14" style:family="text">
      <style:text-properties style:font-name="Cantarell" fo:font-weight="bold" officeooo:rsid="001a79f7" style:font-weight-asian="bold" style:font-weight-complex="bold"/>
    </style:style>
    <style:style style:name="T15" style:family="text">
      <style:text-properties style:font-name="Cantarell" officeooo:rsid="00021384"/>
    </style:style>
    <style:style style:name="T16" style:family="text">
      <style:text-properties style:font-name="Cantarell" officeooo:rsid="0006203b"/>
    </style:style>
    <style:style style:name="T17" style:family="text">
      <style:text-properties style:font-name="Cantarell" officeooo:rsid="000fdee7"/>
    </style:style>
    <style:style style:name="T18" style:family="text">
      <style:text-properties style:font-name="Cantarell" fo:font-size="14pt" fo:font-weight="bold" officeooo:rsid="000fdee7" style:font-size-asian="14pt" style:font-weight-asian="bold" style:font-size-complex="14pt" style:font-weight-complex="bold"/>
    </style:style>
    <style:style style:name="T19" style:family="text">
      <style:text-properties style:font-name="Cantarell" fo:font-size="14pt" fo:font-weight="bold" officeooo:rsid="00114ce7" style:font-size-asian="14pt" style:font-weight-asian="bold" style:font-size-complex="14pt" style:font-weight-complex="bold"/>
    </style:style>
    <style:style style:name="T20" style:family="text">
      <style:text-properties style:font-name="Cantarell" fo:font-size="14pt" fo:font-weight="bold" officeooo:rsid="0014445e" style:font-size-asian="14pt" style:font-weight-asian="bold" style:font-size-complex="14pt" style:font-weight-complex="bold"/>
    </style:style>
    <style:style style:name="T21" style:family="text">
      <style:text-properties style:font-name="Cantarell" fo:font-size="14pt" fo:font-weight="bold" officeooo:rsid="00145039" style:font-size-asian="14pt" style:font-weight-asian="bold" style:font-size-complex="14pt" style:font-weight-complex="bold"/>
    </style:style>
    <style:style style:name="T22" style:family="text">
      <style:text-properties style:font-name="Cantarell" fo:font-size="14pt" fo:font-weight="bold" officeooo:rsid="001a79f7" style:font-size-asian="14pt" style:font-weight-asian="bold" style:font-size-complex="14pt" style:font-weight-complex="bold"/>
    </style:style>
    <style:style style:name="T23" style:family="text">
      <style:text-properties style:font-name="Cantarell" officeooo:rsid="0014445e"/>
    </style:style>
    <style:style style:name="T24" style:family="text">
      <style:text-properties style:font-name="Cantarell" officeooo:rsid="00145039"/>
    </style:style>
    <style:style style:name="T25" style:family="text">
      <style:text-properties style:font-name="Cantarell" officeooo:rsid="00162b46"/>
    </style:style>
    <style:style style:name="T26" style:family="text">
      <style:text-properties style:font-name="Cantarell" officeooo:rsid="001a79f7"/>
    </style:style>
    <style:style style:name="T27" style:family="text">
      <style:text-properties style:font-name="Cantarell" fo:font-size="12pt" fo:font-weight="bold" officeooo:rsid="0014445e" style:font-size-asian="12pt" style:font-weight-asian="bold" style:font-size-complex="12pt" style:font-weight-complex="bold"/>
    </style:style>
    <style:style style:name="T28" style:family="text">
      <style:text-properties style:font-name="Cantarell" fo:font-size="12pt" fo:font-weight="bold" officeooo:rsid="002fd234" style:font-size-asian="12pt" style:font-weight-asian="bold" style:font-size-complex="12pt" style:font-weight-complex="bold"/>
    </style:style>
    <style:style style:name="T29" style:family="text">
      <style:text-properties style:font-name="Cantarell" fo:font-size="12pt" fo:font-weight="normal" officeooo:rsid="002fd234" style:font-size-asian="12pt" style:font-weight-asian="normal" style:font-size-complex="12pt" style:font-weight-complex="normal"/>
    </style:style>
    <style:style style:name="T30" style:family="text">
      <style:text-properties style:font-name="Cantarell" fo:font-size="12pt" fo:font-weight="normal" officeooo:rsid="000fdee7" style:font-size-asian="12pt" style:font-weight-asian="normal" style:font-size-complex="12pt" style:font-weight-complex="normal"/>
    </style:style>
    <style:style style:name="T31" style:family="text">
      <style:text-properties style:font-name="Cantarell" fo:font-size="12pt" fo:font-weight="normal" officeooo:rsid="00114ce7" style:font-size-asian="12pt" style:font-weight-asian="normal" style:font-size-complex="12pt" style:font-weight-complex="normal"/>
    </style:style>
    <style:style style:name="T32" style:family="text">
      <style:text-properties style:font-name="Cantarell" officeooo:rsid="002fd234"/>
    </style:style>
    <style:style style:name="T33" style:family="text">
      <style:text-properties officeooo:rsid="0005c8c9"/>
    </style:style>
    <style:style style:name="T34" style:family="text">
      <style:text-properties officeooo:rsid="00085bdb"/>
    </style:style>
    <style:style style:name="T35" style:family="text">
      <style:text-properties officeooo:rsid="000fdee7"/>
    </style:style>
    <style:style style:name="T36" style:family="text">
      <style:text-properties fo:font-weight="normal" officeooo:rsid="000fdee7" style:font-weight-asian="normal" style:font-weight-complex="normal"/>
    </style:style>
    <style:style style:name="T37" style:family="text">
      <style:text-properties fo:font-weight="normal" officeooo:rsid="002fd234" style:font-weight-asian="normal" style:font-weight-complex="normal"/>
    </style:style>
    <style:style style:name="T38" style:family="text">
      <style:text-properties style:font-name="Liberation Sans" fo:font-size="18.2000007629395pt" fo:font-weight="bold" officeooo:rsid="00151f0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style:font-name="Liberation Sans" fo:font-size="18.2000007629395pt" fo:font-weight="bold" officeooo:rsid="00170e2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officeooo:rsid="001274e8"/>
    </style:style>
    <style:style style:name="T41" style:family="text">
      <style:text-properties officeooo:rsid="0014445e"/>
    </style:style>
    <style:style style:name="T42" style:family="text">
      <style:text-properties officeooo:rsid="00151f09"/>
    </style:style>
    <style:style style:name="T43" style:family="text">
      <style:text-properties officeooo:rsid="00170e27"/>
    </style:style>
    <style:style style:name="T44" style:family="text">
      <style:text-properties officeooo:rsid="00254d85"/>
    </style:style>
    <style:style style:name="T45" style:family="text">
      <style:text-properties officeooo:rsid="002e284f"/>
    </style:style>
    <style:style style:name="T4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7" style:family="text">
      <style:text-properties officeooo:rsid="003138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34" text:outline-level="1"><text:span text:style-name="T34">1 </text:span><text:span text:style-name="T33">FIELD SEQ</text:span><text:span text:style-name="T41">UENCE</text:span> DEFINITION</text:h>
      <text:p text:style-name="P1"/>
      <text:p text:style-name="P1"><text:span text:style-name="T15">A field seq is a</text:span><text:span text:style-name="T16">n</text:span><text:span text:style-name="T15"> array containing </text:span><text:span text:style-name="T17">triplets</text:span></text:p>
      <text:p text:style-name="P13"><text:span text:style-name="T4">[ </text:span><text:span text:style-name="T5">[</text:span><text:span text:style-name="T3">FID TYPE </text:span><text:span text:style-name="T2">METADATA</text:span><text:span text:style-name="T3">] [FID TYPE </text:span><text:span text:style-name="T2">METADATA</text:span><text:span text:style-name="T3">] ...</text:span><text:span text:style-name="T1"> ]</text:span></text:p>
      <text:h text:style-name="Heading_20_2" text:outline-level="2">1.1 FID</text:h>
      <text:p text:style-name="P1"><text:span text:style-name="T15">Field </text:span><text:span text:style-name="T17">ID is a</text:span><text:span text:style-name="T15"> </text:span><text:span text:style-name="T12">String</text:span></text:p>
      <text:h text:style-name="Heading_20_2" text:outline-level="2">1.2 TYPE</text:h>
      <text:p text:style-name="P2">The type can be one out of a finite number of possibilities </text:p>
      <text:p text:style-name="P19">#{::<text:span text:style-name="T35">bool </text:span>::i8 ::u8 ::i16 ::u16 ::i32 ::u32 ::i64 ::u64 ::r32 ::r64 </text:p>
      <text:p text:style-name="P19"><text:s text:c="2"/>::<text:span text:style-name="T35">str</text:span> ::<text:span text:style-name="T40">struct </text:span>::<text:span text:style-name="T35">padding</text:span>}</text:p>
      <text:p text:style-name="P20"><text:span text:style-name="T11">:</text:span><text:span text:style-name="T6">:</text:span><text:span text:style-name="T11">i/u </text:span><text:span text:style-name="T10">types correspond to signed/unsigned integers</text:span> <text:span text:style-name="T10">8,16,32, or 64 bit</text:span></text:p>
      <text:p text:style-name="P3"><text:span text:style-name="T7">:</text:span><text:span text:style-name="T6">:</text:span><text:span text:style-name="T7">r </text:span>types correspond to real numbers 32 or 64 bit</text:p>
      <text:p text:style-name="P12"><text:span text:style-name="T8">:</text:span><text:span text:style-name="T6">:</text:span><text:span text:style-name="T9">str </text:span><text:span text:style-name="T36">corresponds to </text:span><text:span text:style-name="T37">string</text:span></text:p>
      <text:p text:style-name="P21"><text:span text:style-name="T12">:</text:span><text:span text:style-name="T6">:</text:span><text:span text:style-name="T13">struct</text:span><text:span text:style-name="T12"> </text:span><text:span text:style-name="T15">correspond to </text:span><text:span text:style-name="T23">a embedded STRUCT/UDT</text:span></text:p>
      <text:p text:style-name="P21"><text:span text:style-name="T12">:</text:span><text:span text:style-name="T6">:</text:span><text:span text:style-name="T12">p</text:span><text:span text:style-name="T13">adding </text:span><text:span text:style-name="T15">correspond to </text:span><text:span text:style-name="T23">padding (</text:span><text:span text:style-name="T25">not a field so FID is ignored and should be empty string</text:span><text:span text:style-name="T23">)</text:span></text:p>
      <text:p text:style-name="P21"><text:span text:style-name="T13">:</text:span><text:span text:style-name="T6">:</text:span><text:span text:style-name="T14">bool </text:span><text:span text:style-name="T26">correponds to a boolean (true/false) value</text:span></text:p>
      <text:p text:style-name="P10"/>
      <text:p text:style-name="P30"/>
      <text:h text:style-name="Heading_20_2" text:outline-level="2">1.3 METADATA</text:h>
      <text:p text:style-name="P4">Metadata describing the field in the form of a map. This field is optional</text:p>
      <text:h text:style-name="Heading_20_3" text:outline-level="3">1.3.1 Arrays</text:h>
      <text:p text:style-name="P6">This flags apply to all types except padding</text:p>
      <text:p text:style-name="P4">{:rank integer-value} =&gt; fixed length array</text:p>
      <text:p text:style-name="P4">{:rank :u8|:u16|:u32} =&gt; length is defined in the stream before the actual data. The size of the of the length-prefix can be 8,16 or 32 bits</text:p>
      <text:p text:style-name="P31"/>
      <text:p text:style-name="P23"><text:span text:style-name="T18">1.3.</text:span><text:span text:style-name="T19">2</text:span><text:span text:style-name="T18"> </text:span><text:span text:style-name="T19">String</text:span></text:p>
      <text:p text:style-name="P32">Variable length string (delimited with \0)</text:p>
      <text:p text:style-name="P33">[“ID” ::str ] (C1|C2|...|\0)</text:p>
      <text:p text:style-name="P24"><text:span text:style-name="T27">F</text:span><text:span text:style-name="T28">ixed length string (zeros to fill up length)</text:span></text:p>
      <text:p text:style-name="P24"><text:span text:style-name="T29">[“ID” ::str </text:span><text:span text:style-name="T30">{::</text:span><text:span text:style-name="T31">len</text:span><text:span text:style-name="T30"> </text:span><text:span text:style-name="T29">value</text:span><text:span text:style-name="T30">}</text:span><text:span text:style-name="T29">]</text:span><text:span text:style-name="T17"> </text:span><text:span text:style-name="T32">(C1|C2|..|Cn|\0|\0|...|\0)</text:span></text:p>
      <text:p text:style-name="P32">Prefixed length string</text:p>
      <text:p text:style-name="P24"><text:span text:style-name="T29">[“ID” ::str </text:span><text:span text:style-name="T30">{::</text:span><text:span text:style-name="T29">pfx</text:span><text:span text:style-name="T30"> </text:span><text:span text:style-name="T29">::i8|::16::i32</text:span><text:span text:style-name="T30">}</text:span><text:span text:style-name="T29">] (L1|L2|..|C1|C2|...|Cn)</text:span><text:span text:style-name="T17"> </text:span></text:p>
      <text:p text:style-name="P5"/>
      <text:p text:style-name="P14"><text:span text:style-name="T18">1.3.</text:span><text:span text:style-name="T20">4</text:span><text:span text:style-name="T18"> </text:span><text:span text:style-name="T20">STRUCT</text:span></text:p>
      <text:p text:style-name="P22"><text:span text:style-name="T17">{</text:span><text:span text:style-name="T46">:</text:span><text:span text:style-name="T17">:</text:span><text:span text:style-name="T23">id “STRUCT_ID”</text:span><text:span text:style-name="T17"> :</text:span><text:span text:style-name="T23">fields [...] </text:span><text:span text:style-name="T17">}</text:span></text:p>
      <text:p text:style-name="P22"><text:span text:style-name="T17">:</text:span><text:span text:style-name="T46">:</text:span><text:span text:style-name="T23">id =&gt; String with the name/ID of this STRUCT</text:span></text:p>
      <text:p text:style-name="P7">:<text:span text:style-name="T46">:</text:span>fields =&gt; recursive field sequence following the same rules exposed here</text:p>
      <text:p text:style-name="P5"/>
      <text:p text:style-name="P15"><text:span text:style-name="T18">1.3.</text:span><text:span text:style-name="T21">5</text:span><text:span text:style-name="T18"> </text:span><text:span text:style-name="T21">PADDING</text:span></text:p>
      <text:p text:style-name="P15"><text:span text:style-name="T17">{::</text:span><text:span text:style-name="T24">len integer-value</text:span><text:span text:style-name="T23"> </text:span><text:span text:style-name="T17">} </text:span><text:span text:style-name="T24">=&gt; number of padding bytes</text:span></text:p>
      <text:p text:style-name="P11"/>
      <text:p text:style-name="P11"/>
      <text:p text:style-name="P29"><text:span text:style-name="T18">1.3.</text:span><text:span text:style-name="T22">6</text:span><text:span text:style-name="T18"> </text:span><text:span text:style-name="T22">BOOL</text:span></text:p>
      <text:p text:style-name="P18"><text:span text:style-name="T17">{::</text:span><text:span text:style-name="T26">packed</text:span><text:span text:style-name="T24"> </text:span><text:span text:style-name="T23"><text:s/></text:span><text:span text:style-name="T26">false|true :bit int-value</text:span><text:span text:style-name="T17">} </text:span><text:span text:style-name="T24">=&gt; </text:span><text:span text:style-name="T26">packed bool (several bits in a single value)</text:span></text:p>
      <text:p text:style-name="P5"/>
      <text:h text:style-name="P35" text:outline-level="1"><text:span text:style-name="T42">2</text:span><text:span text:style-name="T34"> </text:span><text:span text:style-name="T38">FIELD SEQUENCE READ RESULT / WRITE DATA</text:span></text:h>
      <text:p text:style-name="P16"/>
      <text:p text:style-name="P8"><text:span text:style-name="T35">T</text:span>he result of a read or the input for a write is a map {“I<text:span text:style-name="T47">D” value</text:span> “<text:span text:style-name="T47">ID” value ...</text:span>}</text:p>
      <text:p text:style-name="P8">In case of STRUCT the data is a nested map</text:p>
      <text:p text:style-name="P16"/>
      <text:h text:style-name="P36" text:outline-level="1"><text:span text:style-name="T43">3</text:span><text:span text:style-name="T34"> </text:span><text:span text:style-name="T39">EXAMPLES</text:span></text:h>
      <text:p text:style-name="P17"/>
      <table:table table:name="Table1" table:style-name="Table1" table:template-name="Simple List Shaded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CASE</text:p>
          </table:table-cell>
          <table:table-cell table:style-name="Table1.A1" office:value-type="string">
            <text:p text:style-name="P25">EXAMPLE</text:p>
          </table:table-cell>
        </table:table-row>
        <table:table-row table:style-name="Table1.1">
          <table:table-cell table:style-name="Table1.A2" office:value-type="string">
            <text:p text:style-name="P26">Single primitive field</text:p>
          </table:table-cell>
          <table:table-cell table:style-name="Table1.A2" office:value-type="string">
            <text:p text:style-name="P27">[ [“F1” ::i16] ]</text:p>
          </table:table-cell>
        </table:table-row>
        <table:table-row table:style-name="Table1.1">
          <table:table-cell table:style-name="Table1.A3" office:value-type="string">
            <text:p text:style-name="P26">Primitive field fixed array</text:p>
          </table:table-cell>
          <table:table-cell table:style-name="Table1.A3" office:value-type="string">
            <text:p text:style-name="P27">[ [“F1” ::i16 { ::rank 8 } ]</text:p>
          </table:table-cell>
        </table:table-row>
        <table:table-row table:style-name="Table1.1">
          <table:table-cell table:style-name="Table1.A2" office:value-type="string">
            <text:p text:style-name="P28">Primitive field dyn array</text:p>
          </table:table-cell>
          <table:table-cell table:style-name="Table1.A2" office:value-type="string">
            <text:p text:style-name="P27">[ [“F1” ::i16 { ::rank ::u8 } ]</text:p>
          </table:table-cell>
        </table:table-row>
        <table:table-row table:style-name="Table1.1">
          <table:table-cell table:style-name="Table1.A3" office:value-type="string">
            <text:p text:style-name="P26">Fixed string</text:p>
          </table:table-cell>
          <table:table-cell table:style-name="Table1.A3" office:value-type="string">
            <text:p text:style-name="P27">[ [“F1” ::str { ::len 8 } ]</text:p>
          </table:table-cell>
        </table:table-row>
        <table:table-row table:style-name="Table1.1">
          <table:table-cell table:style-name="Table1.A2" office:value-type="string">
            <text:p text:style-name="P28">Dynamic string</text:p>
          </table:table-cell>
          <table:table-cell table:style-name="Table1.A2" office:value-type="string">
            <text:p text:style-name="P27">[ [“F1” ::pstr { ::<text:span text:style-name="T45">pfx</text:span> ::u8 } ]</text:p>
          </table:table-cell>
        </table:table-row>
        <table:table-row table:style-name="Table1.1">
          <table:table-cell table:style-name="Table1.A3" office:value-type="string">
            <text:p text:style-name="P26">Fixed string array</text:p>
          </table:table-cell>
          <table:table-cell table:style-name="Table1.A3" office:value-type="string">
            <text:p text:style-name="P27">[ [“F1” ::str { ::rank 16 ::len 8 } ]</text:p>
          </table:table-cell>
        </table:table-row>
        <table:table-row table:style-name="Table1.1">
          <table:table-cell table:style-name="Table1.A2" office:value-type="string">
            <text:p text:style-name="P28">Dyn string dyn array</text:p>
          </table:table-cell>
          <table:table-cell table:style-name="Table1.A2" office:value-type="string">
            <text:p text:style-name="P27">[ [“F1” ::pstr { ::rank ::u16 ::<text:span text:style-name="T45">pfx</text:span> ::u8 } ]</text:p>
          </table:table-cell>
        </table:table-row>
        <table:table-row table:style-name="Table1.1">
          <table:table-cell table:style-name="Table1.A3" office:value-type="string">
            <text:p text:style-name="P26">Structure</text:p>
          </table:table-cell>
          <table:table-cell table:style-name="Table1.A3" office:value-type="string">
            <text:p text:style-name="P27">[ [“F1” ::struct { ::id “STRUCT1” ::fields [ [“F1” ::bool<text:span text:style-name="T44">8</text:span>] [“F2” ::i16] ]</text:p>
          </table:table-cell>
        </table:table-row>
        <table:table-row table:style-name="Table1.1">
          <table:table-cell table:style-name="Table1.A10" office:value-type="string">
            <text:p text:style-name="P26"/>
          </table:table-cell>
          <table:table-cell table:style-name="Table1.B10">
            <text:p text:style-name="P26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List_20_Shaded.1" style:display-name="Simple List Shaded.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3" style:display-name="Simple List Shaded.3" style:family="table-cell" style:data-style-name="N100">
      <style:table-cell-properties fo:padding="0in" fo:padding-left="0in" fo:padding-right="0in" fo:padding-top="0in" fo:padding-bottom="0in"/>
    </style:style>
    <style:style style:name="Simple_20_List_20_Shaded.4" style:display-name="Simple List Shaded.4" style:family="table-cell" style:data-style-name="N0">
      <style:table-cell-properties fo:padding="0in" fo:padding-left="0in" fo:padding-right="0in" fo:padding-top="0in" fo:padding-bottom="0in"/>
    </style:style>
    <style:style style:name="Simple_20_List_20_Shaded.5" style:display-name="Simple List Shaded.5" style:family="table-cell" style:data-style-name="N0">
      <style:table-cell-properties fo:padding="0in" fo:padding-left="0in" fo:padding-right="0in" fo:padding-top="0in" fo:padding-bottom="0in"/>
    </style:style>
    <style:style style:name="Simple_20_List_20_Shaded.6" style:display-name="Simple List Shaded.6" style:family="table-cell" style:data-style-name="N100">
      <style:table-cell-properties fo:background-color="#cccccc" fo:padding="0in" fo:padding-left="0in" fo:padding-right="0in" fo:padding-top="0in" fo:padding-bottom="0in"/>
    </style:style>
    <style:style style:name="Simple_20_List_20_Shaded.7" style:display-name="Simple List Shaded.7" style:family="table-cell" style:data-style-name="N0">
      <style:table-cell-properties fo:padding="0in" fo:padding-left="0in" fo:padding-right="0in" fo:padding-top="0in" fo:padding-bottom="0in"/>
    </style:style>
    <style:style style:name="Simple_20_List_20_Shaded.8" style:display-name="Simple List Shaded.8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9" style:display-name="Simple List Shaded.9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0" style:display-name="Simple List Shaded.10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1" style:display-name="Simple List Shaded.1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Simple_20_List_20_Shaded.14" style:display-name="Simple List Shaded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15" style:display-name="Simple List Shaded.15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13:18:51.392825504</meta:creation-date>
    <dc:date>2020-07-09T22:37:08.220847384</dc:date>
    <meta:editing-duration>PT10H4M2S</meta:editing-duration>
    <meta:editing-cycles>39</meta:editing-cycles>
    <meta:generator>LibreOffice/6.4.4.2$Linux_X86_64 LibreOffice_project/40$Build-2</meta:generator>
    <meta:document-statistic meta:table-count="1" meta:image-count="0" meta:object-count="0" meta:page-count="3" meta:paragraph-count="58" meta:word-count="385" meta:character-count="2164" meta:non-whitespace-character-count="1831"/>
  </office:meta>
</office:document-meta>
</file>